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officeooo:rsid="00050a8c" officeooo:paragraph-rsid="00050a8c"/>
    </style:style>
    <style:style style:name="P2" style:family="paragraph" style:parent-style-name="Standard">
      <style:text-properties fo:font-size="10pt" officeooo:rsid="000700a4" officeooo:paragraph-rsid="00050a8c"/>
    </style:style>
    <style:style style:name="P3" style:family="paragraph" style:parent-style-name="Standard">
      <style:text-properties fo:font-size="10pt" officeooo:rsid="000700a4" officeooo:paragraph-rsid="000700a4"/>
    </style:style>
    <style:style style:name="P4" style:family="paragraph" style:parent-style-name="Standard">
      <style:text-properties fo:font-size="10pt" officeooo:rsid="0008d12a" officeooo:paragraph-rsid="0008d12a"/>
    </style:style>
    <style:style style:name="P5" style:family="paragraph" style:parent-style-name="Standard">
      <style:text-properties fo:font-size="10pt" officeooo:rsid="0009cf8a" officeooo:paragraph-rsid="0009cf8a"/>
    </style:style>
    <style:style style:name="P6" style:family="paragraph" style:parent-style-name="Standard">
      <style:text-properties fo:font-size="10pt" officeooo:rsid="000b4f08" officeooo:paragraph-rsid="000b4f08"/>
    </style:style>
    <style:style style:name="T1" style:family="text">
      <style:text-properties officeooo:rsid="000700a4"/>
    </style:style>
    <style:style style:name="T2" style:family="text">
      <style:text-properties officeooo:rsid="0008d12a"/>
    </style:style>
    <style:style style:name="T3" style:family="text">
      <style:text-properties officeooo:rsid="0009cf8a"/>
    </style:style>
    <style:style style:name="T4" style:family="text">
      <style:text-properties officeooo:rsid="000b4f08"/>
    </style:style>
    <style:style style:name="T5" style:family="text">
      <style:text-properties officeooo:rsid="000c3b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Title&gt;</text:p>
      <text:p text:style-name="P1">Good afternoon everybody. To the new faces, welcome. i’m kinyip and today I’ll be talking about how I solved the problem of comment moderation. Done. Finished. There’s nothing left to do….</text:p>
      <text:p text:style-name="P1"/>
      <text:p text:style-name="P1">I’m just kidding. Actually I could talk about this project for hours but I only have five minutes so let’s get to it.</text:p>
      <text:p text:style-name="P1"/>
      <text:p text:style-name="P1">&lt;Comment Moderation&gt;</text:p>
      <text:p text:style-name="P1">Comment moderation. You’ve seen online discussions, right? On Facebook, or under a news article. Sometimes comments can get very abusive so moderators are needed to remove them or ban users. </text:p>
      <text:p text:style-name="P2"/>
      <text:p text:style-name="P3">So what’s the problem? Why am I talking to you about comment moderation at a data science bootcamp?</text:p>
      <text:p text:style-name="P3"/>
      <text:p text:style-name="P3">One. Scale.</text:p>
      <text:p text:style-name="P1"/>
      <text:p text:style-name="P1">11,000 comments are posted to the New York Times website each day. Walker, in the audience, found a data set of Reddit comments. There were over 160 million for one month. <text:s/><text:span text:style-name="T1">Comment moderation is a full time job that takes an emotional toll of people.</text:span></text:p>
      <text:p text:style-name="P1"/>
      <text:p text:style-name="P3">Two. Consistency</text:p>
      <text:p text:style-name="P3"/>
      <text:p text:style-name="P3">Humans are fickle. <text:span text:style-name="T2">Sometimes a moderator is biased and removes comments and users that they don’t like.</text:span></text:p>
      <text:p text:style-name="P4"/>
      <text:p text:style-name="P4">Different websites have different policies about swearing and tone.</text:p>
      <text:p text:style-name="P4"/>
      <text:p text:style-name="P4">So what are the solutions?</text:p>
      <text:p text:style-name="P4">Computers.</text:p>
      <text:p text:style-name="P4">Computers are fast. My models scored 160,000 comments in minutes.</text:p>
      <text:p text:style-name="P4">Computers are consistent. And computers can use different models to handle different moderation policies.</text:p>
      <text:p text:style-name="P4"/>
      <text:p text:style-name="P4">&lt;English Wikipedia Comments Corpus&gt;</text:p>
      <text:p text:style-name="P4">About my data set. 160,000 comments from wikipedia discussion pages were annotated by human raters through the crowd-sourcing platform Crowdflower.</text:p>
      <text:p text:style-name="P4"/>
      <text:p text:style-name="P4">Comments were rated on whether they were toxic or not. Whether they were likely to make people leave a discussion or stay.</text:p>
      <text:p text:style-name="P4">Additionally, 5 subtypes were also rated.</text:p>
      <text:p text:style-name="P4"/>
      <text:p text:style-name="P4">My goal was to build the best model in the world. And I did, but my dog ate it. And he ate my next 3000 <text:span text:style-name="T4">models too</text:span>. So I’ll show you my 3001st best model in the world.</text:p>
      <text:p text:style-name="P1"/>
      <text:p text:style-name="P4">So if you see any better models out there, blame it on Rex.</text:p>
      <text:p text:style-name="P4"/>
      <text:p text:style-name="P4">&lt;tf-idf&gt;</text:p>
      <text:p text:style-name="P4">I did some exploratory data analysis to get a sense of what the data set contained. I manually created features based on word and character counts and looked for difference in distributions between classes. </text:p>
      <text:p text:style-name="P4">There are a ton of plots on my notebook in my repo. <text:span text:style-name="T4">Most of them are not good.</text:span></text:p>
      <text:p text:style-name="P4"/>
      <text:p text:style-name="P4">But there is a more powerful feature that I built my models upon. Term-frequency inverse-document-frequency is a formula that calculates the importance of a word. The more often it appears in a single document and the less common the word is among documents, the higher the tf-idf value.</text:p>
      <text:p text:style-name="P4"/>
      <text:p text:style-name="P5">Using this formula you can turn text data into numeric data and I trained all my models on the vectorized comments.</text:p>
      <text:p text:style-name="P4"/>
      <text:p text:style-name="P4">&lt;soft-voting classifier&gt;</text:p>
      <text:p text:style-name="P4">I looked at a number of different model algorithms using different options for text vectorization. In the end, my final model was an ensemble of four other models. A multinomial naive bayes. An elastic net regularized logistic regression, sci-kit learn’s implementation of random forest, and lightgbm’s implementation of gradient boosting.</text:p>
      <text:p text:style-name="P4"/>
      <text:p text:style-name="P4"><text:soft-page-break/>Each of those base learners are able to predict a probability for a comment being toxic, and my voting ensemble simply averages those probabilities.</text:p>
      <text:p text:style-name="P4"/>
      <text:p text:style-name="P4">Theoretically, an ensemble formed from independent models will reduce bias and variance in your predictions, because the biases of individual models will cancel out and the variation in predictions will be reduced by averaging.</text:p>
      <text:p text:style-name="P4"/>
      <text:p text:style-name="P4">&lt;model selection&gt;</text:p>
      <text:p text:style-name="P4">This is how I chose my final model. There are some models that are not show<text:span text:style-name="T5">n</text:span> here. My baseline model was a bernoulli naive bayes with an AUC score of 0.858. After some tuning, I achieved the model performances seen here.</text:p>
      <text:p text:style-name="P4"/>
      <text:p text:style-name="P4">Because I was working with vectorized text, my feature matrix was massive. <text:span text:style-name="T3">A single column of text produced over</text:span> 59000 <text:span text:style-name="T3">features</text:span> and convergence time was a huge consideration. That’s why <text:span text:style-name="T3">I looked for fast implementations of model algorithms and highlighted the fit times here.</text:span></text:p>
      <text:p text:style-name="P4"/>
      <text:p text:style-name="P5">&lt;features&gt;</text:p>
      <text:p text:style-name="P5">Under the hood. The takeaway from this chart is that all my models learned to identify swear words. If a comment contained more swear words, it was more likely to be toxic.</text:p>
      <text:p text:style-name="P5"/>
      <text:p text:style-name="P5">&lt;confusion matrix&gt;</text:p>
      <text:p text:style-name="P5">My model performed very well on my training set, but I wanted to take a look at what my model misclassified.</text:p>
      <text:p text:style-name="P5"/>
      <text:p text:style-name="P5">&lt;toxic comments&gt;</text:p>
      <text:p text:style-name="P5">Here are two comments my model misclassified. In the first one, there are no swear words but the tone is quite demeaning. This was rated toxic by humans. <text:span text:style-name="T4">My model cannot parse meaning from strings of words, yet.</text:span></text:p>
      <text:p text:style-name="P5"/>
      <text:p text:style-name="P5">The bulk of this other comment was a copy pasted comment. So the first portion was written by the user and the rest was a copy paste. <text:span text:style-name="T4">I would need to clean the data more to handle something like this.</text:span></text:p>
      <text:p text:style-name="P5"/>
      <text:p text:style-name="P6">&lt;not toxic&gt;</text:p>
      <text:p text:style-name="P6">This comment was a user stating that they were a gay Jew. Model rated this as toxic because of the word gay.</text:p>
      <text:p text:style-name="P6"/>
      <text:p text:style-name="P6">This comment looks toxic to me but was rated not toxic by the human raters. So, data quality is also important for building a model. I saw a lot of misclassified examples like this.</text:p>
      <text:p text:style-name="P6"/>
      <text:p text:style-name="P6">&lt;confusion matrix test&gt;</text:p>
      <text:p text:style-name="P6">This is how my model performed on my test set. I’m still baffled by the terrible performance predicting toxic comments. For future work I need to investigate this.</text:p>
      <text:p text:style-name="P6"/>
      <text:p text:style-name="P6">&lt;future directions&gt;</text:p>
      <text:p text:style-name="P6">I would also investigate extracting more features from comments like parts of speech.</text:p>
      <text:p text:style-name="P6">There’s still lots of potential for hyperparameter tuning.</text:p>
      <text:p text:style-name="P6">I’d like to predict the five subclasses.</text:p>
      <text:p text:style-name="P6">And also address unintended bias of models, like the example of the user stating that they were gay.</text:p>
      <text:p text:style-name="P6"/>
      <text:p text:style-name="P6">&lt;questions&gt;</text:p>
      <text:p text:style-name="P6">any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4:08:54.881000000</meta:creation-date>
    <dc:date>2020-02-07T15:14:35.117000000</dc:date>
    <meta:editing-duration>PT10M45S</meta:editing-duration>
    <meta:editing-cycles>3</meta:editing-cycles>
    <meta:generator>LibreOffice/5.4.6.2$Windows_x86 LibreOffice_project/4014ce260a04f1026ba855d3b8d91541c224eab8</meta:generator>
    <meta:document-statistic meta:table-count="0" meta:image-count="0" meta:object-count="0" meta:page-count="2" meta:paragraph-count="52" meta:word-count="908" meta:character-count="5339" meta:non-whitespace-character-count="4480"/>
  </office:meta>
</office:document-meta>
</file>